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line-height="150%" style:writing-mode="page"/>
    </style:style>
    <style:style style:name="P2" style:family="paragraph" style:parent-style-name="Preformatted_20_Text">
      <style:paragraph-properties fo:line-height="150%" fo:text-align="center" style:justify-single-word="false" style:writing-mode="page"/>
    </style:style>
    <style:style style:name="P3" style:family="paragraph" style:parent-style-name="Preformatted_20_Text">
      <style:paragraph-properties fo:line-height="150%" fo:text-align="justify" style:justify-single-word="false" style:writing-mode="page"/>
    </style:style>
    <style:style style:name="P4" style:family="paragraph" style:parent-style-name="Preformatted_20_Text" style:list-style-name="L1">
      <style:paragraph-properties fo:line-height="150%" fo:text-align="justify" style:justify-single-word="false" style:writing-mode="page"/>
    </style:style>
    <style:style style:name="P5" style:family="paragraph" style:parent-style-name="Preformatted_20_Text" style:list-style-name="L1">
      <style:paragraph-properties fo:line-height="150%" fo:text-align="justify" style:justify-single-word="false" style:writing-mode="page"/>
      <style:text-properties officeooo:paragraph-rsid="002c9f28"/>
    </style:style>
    <style:style style:name="P6" style:family="paragraph" style:parent-style-name="Preformatted_20_Text" style:list-style-name="L1">
      <style:paragraph-properties fo:line-height="150%" fo:text-align="justify" style:justify-single-word="false" style:writing-mode="page"/>
      <style:text-properties officeooo:paragraph-rsid="0024b905"/>
    </style:style>
    <style:style style:name="T1" style:family="text">
      <style:text-properties officeooo:rsid="0021368d"/>
    </style:style>
    <style:style style:name="T2" style:family="text">
      <style:text-properties officeooo:rsid="0021d948"/>
    </style:style>
    <style:style style:name="T3" style:family="text">
      <style:text-properties fo:font-weight="bold" style:font-weight-asian="bold" style:font-weight-complex="bold"/>
    </style:style>
    <style:style style:name="T4" style:family="text">
      <style:text-properties fo:font-weight="bold" officeooo:rsid="0024b3f4" style:font-weight-asian="bold" style:font-weight-complex="bold"/>
    </style:style>
    <style:style style:name="T5" style:family="text">
      <style:text-properties fo:font-weight="bold" officeooo:rsid="00267f1f" style:font-weight-asian="bold" style:font-weight-complex="bold"/>
    </style:style>
    <style:style style:name="T6" style:family="text">
      <style:text-properties fo:font-weight="bold" officeooo:rsid="00297e4f" style:font-weight-asian="bold" style:font-weight-complex="bold"/>
    </style:style>
    <style:style style:name="T7" style:family="text">
      <style:text-properties fo:font-weight="bold" officeooo:rsid="002ad1cb" style:font-weight-asian="bold" style:font-weight-complex="bold"/>
    </style:style>
    <style:style style:name="T8" style:family="text">
      <style:text-properties fo:font-weight="bold" officeooo:rsid="002c9f28"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3b8a6" style:font-weight-asian="normal" style:font-weight-complex="normal"/>
    </style:style>
    <style:style style:name="T11" style:family="text">
      <style:text-properties fo:font-weight="normal" officeooo:rsid="0024b3f4" style:font-weight-asian="normal" style:font-weight-complex="normal"/>
    </style:style>
    <style:style style:name="T12" style:family="text">
      <style:text-properties fo:font-weight="normal" officeooo:rsid="0024b905" style:font-weight-asian="normal" style:font-weight-complex="normal"/>
    </style:style>
    <style:style style:name="T13" style:family="text">
      <style:text-properties fo:font-weight="normal" officeooo:rsid="00254d8f" style:font-weight-asian="normal" style:font-weight-complex="normal"/>
    </style:style>
    <style:style style:name="T14" style:family="text">
      <style:text-properties fo:font-weight="normal" officeooo:rsid="00267f1f" style:font-weight-asian="normal" style:font-weight-complex="normal"/>
    </style:style>
    <style:style style:name="T15" style:family="text">
      <style:text-properties fo:font-weight="normal" officeooo:rsid="00297e4f" style:font-weight-asian="normal" style:font-weight-complex="normal"/>
    </style:style>
    <style:style style:name="T16" style:family="text">
      <style:text-properties fo:font-weight="normal" officeooo:rsid="002ad1cb" style:font-weight-asian="normal" style:font-weight-complex="normal"/>
    </style:style>
    <style:style style:name="T17" style:family="text">
      <style:text-properties officeooo:rsid="00297e4f"/>
    </style:style>
    <style:style style:name="T18" style:family="text">
      <style:text-properties officeooo:rsid="002c9f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eate Docker Image</text:p>
      <text:p text:style-name="P1"/>
      <text:p text:style-name="P3"><text:tab/>Ini adalah step by step bagaimana caranya membuat docker image berdasarkan tutorial yang ada di dokumentasi docker </text:p>
      <text:list xml:id="list526748459" text:style-name="L1">
        <text:list-item>
          <text:p text:style-name="P4"><text:span text:style-name="T17">B</text:span>uat sebuah direktori : <text:span text:style-name="T8">$sudo</text:span><text:span text:style-name="T18"> </text:span><text:span text:style-name="T3">mkdir mydockerbuild</text:span></text:p>
        </text:list-item>
        <text:list-item>
          <text:p text:style-name="P5"><text:span text:style-name="T17">P</text:span>indah ke direktori yang sudah kita buat : <text:span text:style-name="T8">$sudo </text:span><text:span text:style-name="T3">cd mydockerbuild</text:span></text:p>
        </text:list-item>
        <text:list-item>
          <text:p text:style-name="P4"><text:span text:style-name="T17">B</text:span>uat sebuah file : <text:span text:style-name="T3">vim Dockerfile</text:span></text:p>
        </text:list-item>
        <text:list-item>
          <text:p text:style-name="P4"><text:span text:style-name="T17">E</text:span>dit file tersebut, yang berisi :</text:p>
          <text:list>
            <text:list-item>
              <text:p text:style-name="P4"><text:span text:style-name="T3">From docker/whalesay:latest</text:span>, “From” merupakan sebuah keyword untuk memberitau, image yang akan dibangun berdasarkan image whalesay.</text:p>
            </text:list-item>
            <text:list-item>
              <text:p text:style-name="P4"><text:span text:style-name="T3">Run apt-get -y update &amp;&amp; apt-get install -y fortunes</text:span>, image whalesay berbasis ubuntu, yang dimana menggunaka apt-get untuk menginstall package. Terdapat dua perintah disini, pertama untuk mengupdate repository dan yang kedua untuk menginstall program fortunes. Program fortunes akan mem print kata kata bijak yang kemudian akan di print oleh whalesay <text:span text:style-name="T1">image</text:span></text:p>
            </text:list-item>
            <text:list-item>
              <text:p text:style-name="P4"><text:span text:style-name="Source_20_Text"><text:span text:style-name="T3">CMD /usr/games/fortune -a | cowsay</text:span></text:span><text:span text:style-name="Source_20_Text"><text:span text:style-name="T9">, </text:span></text:span><text:span text:style-name="Source_20_Text"><text:span text:style-name="T10">perintah cmd berfungsi untuk memberi tau perintah terakhir yang akan dijalankan oleh image </text:span></text:span><text:span text:style-name="Source_20_Text"><text:span text:style-name="T11">setelah evironment set up. Disini kita akan menjalankan </text:span></text:span><text:span text:style-name="Source_20_Text"><text:span text:style-name="T4">fortune -a</text:span></text:span><text:span text:style-name="Source_20_Text"><text:span text:style-name="T11"> dan mengirimim output nya ke perintah </text:span></text:span><text:span text:style-name="Source_20_Text"><text:span text:style-name="T4">cowsay</text:span></text:span></text:p>
            </text:list-item>
            <text:list-item>
              <text:p text:style-name="P6"><text:span text:style-name="Source_20_Text"><text:span text:style-name="T12">Berikut ini adalah seluruh isi file Dockerfile yang telah dibuat:</text:span></text:span></text:p>
              <text:list>
                <text:list-item>
                  <text:p text:style-name="P6"><text:span text:style-name="Source_20_Text"><text:span text:style-name="T12">FROM docker/whalesay:latest</text:span></text:span></text:p>
                </text:list-item>
                <text:list-item>
                  <text:p text:style-name="P6"><text:span text:style-name="Source_20_Text">RUN apt-get -y update &amp;&amp; apt-get install -y fortunes</text:span></text:p>
                </text:list-item>
                <text:list-item>
                  <text:p text:style-name="P6"><text:span text:style-name="Source_20_Text">CMD /usr/games/fortune -a | cowsay</text:span></text:p>
                </text:list-item>
              </text:list>
            </text:list-item>
          </text:list>
        </text:list-item>
        <text:list-item>
          <text:p text:style-name="P5"><text:span text:style-name="Source_20_Text"><text:span text:style-name="T15">S</text:span></text:span><text:span text:style-name="Source_20_Text"><text:span text:style-name="T13">etelah menedit file, langkah selanjutnya adalah membuilt image dari Docker</text:span></text:span><text:span text:style-name="Source_20_Text"><text:span text:style-name="T14">file : </text:span></text:span><text:span text:style-name="Source_20_Text"><text:span text:style-name="T8">$sudo </text:span></text:span><text:span text:style-name="Source_20_Text"><text:span text:style-name="T5">docker build -t docker-whale .</text:span></text:span></text:p>
        </text:list-item>
        <text:list-item>
          <text:p text:style-name="P5"><text:span text:style-name="Source_20_Text"><text:span text:style-name="T15">Untuk cek docker images, gunakan perintah : </text:span></text:span><text:span text:style-name="Source_20_Text"><text:span text:style-name="T8">$sudo </text:span></text:span><text:span text:style-name="Source_20_Text"><text:span text:style-name="T6">docker images</text:span></text:span></text:p>
        </text:list-item>
        <text:list-item>
          <text:p text:style-name="P5"><text:span text:style-name="Source_20_Text"><text:span text:style-name="T16">Untuk menjalankan docker yang baru dibuat, gunakan perintah : </text:span></text:span><text:span text:style-name="Source_20_Text"><text:span text:style-name="T8">$sudo </text:span></text:span><text:span text:style-name="Source_20_Text"><text:span text:style-name="T7">docker run docker-whal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20:37:39.652497956</meta:creation-date>
    <meta:generator>LibreOffice/5.3.0.3$Linux_X86_64 LibreOffice_project/30m0$Build-3</meta:generator>
    <dc:date>2017-02-26T16:07:01.324600142</dc:date>
    <meta:editing-duration>PT27M34S</meta:editing-duration>
    <meta:editing-cycles>18</meta:editing-cycles>
    <meta:document-statistic meta:table-count="0" meta:image-count="0" meta:object-count="0" meta:page-count="1" meta:paragraph-count="16" meta:word-count="231" meta:character-count="1518" meta:non-whitespace-character-count="1315"/>
  </office:meta>
</office:document-meta>
</file>